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af8" officeooo:paragraph-rsid="00102af8"/>
    </style:style>
    <style:style style:name="P2" style:family="paragraph" style:parent-style-name="Standard">
      <style:paragraph-properties fo:text-align="start" style:justify-single-word="false"/>
      <style:text-properties officeooo:rsid="00102af8" officeooo:paragraph-rsid="00102af8"/>
    </style:style>
    <style:style style:name="P3" style:family="paragraph" style:parent-style-name="Standard">
      <style:paragraph-properties fo:text-align="start" style:justify-single-word="false"/>
      <style:text-properties officeooo:rsid="00110033" officeooo:paragraph-rsid="0011003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2af8" officeooo:paragraph-rsid="00102af8"/>
    </style:style>
    <style:style style:name="P5" style:family="paragraph" style:parent-style-name="Standard">
      <style:paragraph-properties fo:text-align="center" style:justify-single-word="false"/>
      <style:text-properties officeooo:rsid="00102af8" officeooo:paragraph-rsid="00102af8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10033" officeooo:paragraph-rsid="00110033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10033" officeooo:paragraph-rsid="00116f02"/>
    </style:style>
    <style:style style:name="P8" style:family="paragraph" style:parent-style-name="Standard">
      <style:paragraph-properties fo:text-align="start" style:justify-single-word="false"/>
      <style:text-properties officeooo:rsid="00110033" officeooo:paragraph-rsid="00110033"/>
    </style:style>
    <style:style style:name="P9" style:family="paragraph" style:parent-style-name="Standard">
      <style:paragraph-properties fo:text-align="start" style:justify-single-word="false"/>
      <style:text-properties officeooo:rsid="00110033" officeooo:paragraph-rsid="00116f02"/>
    </style:style>
    <style:style style:name="P10" style:family="paragraph" style:parent-style-name="Standard">
      <style:paragraph-properties fo:text-align="start" style:justify-single-word="false"/>
      <style:text-properties officeooo:rsid="00116f02" officeooo:paragraph-rsid="00116f02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16f02" officeooo:paragraph-rsid="00116f02"/>
    </style:style>
    <style:style style:name="T1" style:family="text">
      <style:text-properties officeooo:rsid="00107a03"/>
    </style:style>
    <style:style style:name="T2" style:family="text">
      <style:text-properties officeooo:rsid="0011b3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>Dave Otis</text:p>
      <text:p text:style-name="P1"/>
      <text:p text:style-name="P10">2016-02-01</text:p>
      <text:p text:style-name="P10"><text:tab/><text:span text:style-name="T2">4 heures</text:span></text:p>
      <text:list xml:id="list6231807607878912450" text:style-name="L3">
        <text:list-item>
          <text:p text:style-name="P11">Création de la page de code pour les users</text:p>
        </text:list-item>
        <text:list-item>
          <text:p text:style-name="P11">création du php pour commit le code et la validation</text:p>
        </text:list-item>
        <text:list-item>
          <text:p text:style-name="P11">création des models et Controlleurs pour la validation du code</text:p>
        </text:list-item>
      </text:list>
      <text:p text:style-name="P9"/>
      <text:p text:style-name="P9"/>
      <text:p text:style-name="P9">2016-01-28</text:p>
      <text:list xml:id="list8146244420744490769" text:style-name="L2">
        <text:list-item>
          <text:p text:style-name="P7">Création de la base de données et de sa structures 1heure</text:p>
        </text:list-item>
        <text:list-item>
          <text:p text:style-name="P7">mise en place du MVC + configuration du MVC 2 heures</text:p>
        </text:list-item>
      </text:list>
      <text:p text:style-name="P1"/>
      <text:p text:style-name="P1"/>
      <text:p text:style-name="P2">2016-01-27</text:p>
      <text:p text:style-name="P2"/>
      <text:list xml:id="list2852987455599148246" text:style-name="L1">
        <text:list-item>
          <text:p text:style-name="P4">Préparation de l'espace de travail. Installation Apache, mySQL, github, mise en place du site dans apache. <text:span text:style-name="T1">3Heures</text:span></text:p>
          <text:p text:style-name="P4"/>
        </text:list-item>
        <text:list-item>
          <text:p text:style-name="P4">Teste du fonctionnement du Rasberry+Pin sur le site <text:span text:style-name="T1">1heures</text:span></text:p>
        </text:list-item>
      </text:list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0:53:04.504698664</meta:creation-date>
    <dc:date>2016-01-27T14:21:55.247762205</dc:date>
    <meta:editing-duration>PT6M26S</meta:editing-duration>
    <meta:editing-cycles>6</meta:editing-cycles>
    <meta:generator>LibreOffice/4.3.3.2$Linux_ARM_EABI LibreOffice_project/430m0$Build-2</meta:generator>
    <meta:document-statistic meta:table-count="0" meta:image-count="0" meta:object-count="0" meta:page-count="1" meta:paragraph-count="14" meta:word-count="95" meta:character-count="509" meta:non-whitespace-character-count="434"/>
  </office:meta>
</office:document-meta>
</file>